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1eb33e" officeooo:paragraph-rsid="001eb33e"/>
    </style:style>
    <style:style style:name="P2" style:family="paragraph" style:parent-style-name="Text_20_body">
      <style:text-properties fo:font-style="normal" officeooo:rsid="00691d35" officeooo:paragraph-rsid="00691d35" fo:background-color="#ffa6a6" style:font-style-asian="normal" style:font-style-complex="normal"/>
    </style:style>
    <style:style style:name="P3" style:family="paragraph" style:parent-style-name="Text_20_body">
      <style:text-properties officeooo:rsid="0022e39a" officeooo:paragraph-rsid="004307b7"/>
    </style:style>
    <style:style style:name="P4" style:family="paragraph" style:parent-style-name="Text_20_body">
      <style:text-properties officeooo:rsid="0120b956" officeooo:paragraph-rsid="0120b956"/>
    </style:style>
    <style:style style:name="P5" style:family="paragraph" style:parent-style-name="Text_20_body">
      <style:text-properties officeooo:rsid="012312d3" officeooo:paragraph-rsid="012312d3"/>
    </style:style>
    <style:style style:name="P6" style:family="paragraph" style:parent-style-name="Text_20_body">
      <style:text-properties officeooo:rsid="01251bdd" officeooo:paragraph-rsid="01251bdd"/>
    </style:style>
    <style:style style:name="P7" style:family="paragraph" style:parent-style-name="Title">
      <style:text-properties officeooo:rsid="001eb33e" officeooo:paragraph-rsid="001eb33e"/>
    </style:style>
    <style:style style:name="P8" style:family="paragraph" style:parent-style-name="Heading_20_1">
      <style:text-properties officeooo:rsid="004307b7" officeooo:paragraph-rsid="004307b7"/>
    </style:style>
    <style:style style:name="P9" style:family="paragraph" style:parent-style-name="Heading_20_1">
      <style:text-properties officeooo:rsid="0102b86d" officeooo:paragraph-rsid="01314e6d"/>
    </style:style>
    <style:style style:name="P10" style:family="paragraph" style:parent-style-name="Heading_20_1">
      <style:text-properties officeooo:rsid="01209071" officeooo:paragraph-rsid="01209071"/>
    </style:style>
    <style:style style:name="P11" style:family="paragraph" style:parent-style-name="Heading_20_3">
      <style:text-properties officeooo:rsid="010d2049" officeooo:paragraph-rsid="01303b91"/>
    </style:style>
    <style:style style:name="P12" style:family="paragraph" style:parent-style-name="Heading_20_3">
      <style:text-properties officeooo:rsid="01182936" officeooo:paragraph-rsid="01182936"/>
    </style:style>
    <style:style style:name="P13" style:family="paragraph" style:parent-style-name="Heading_20_3">
      <style:text-properties officeooo:rsid="011d068e" officeooo:paragraph-rsid="011d068e"/>
    </style:style>
    <style:style style:name="P14" style:family="paragraph" style:parent-style-name="Heading_20_3">
      <style:text-properties officeooo:rsid="012c020e" officeooo:paragraph-rsid="012c020e"/>
    </style:style>
    <style:style style:name="P15" style:family="paragraph" style:parent-style-name="Text_20_body">
      <style:text-properties officeooo:rsid="011d06e3" officeooo:paragraph-rsid="011d06e3"/>
    </style:style>
    <style:style style:name="P16" style:family="paragraph" style:parent-style-name="Text_20_body">
      <style:text-properties officeooo:rsid="012c1aa2" officeooo:paragraph-rsid="012c1aa2"/>
    </style:style>
    <style:style style:name="P17" style:family="paragraph" style:parent-style-name="Text_20_body">
      <style:text-properties officeooo:rsid="01194471" officeooo:paragraph-rsid="01194471"/>
    </style:style>
    <style:style style:name="P18" style:family="paragraph" style:parent-style-name="Text_20_body">
      <style:text-properties officeooo:rsid="0104f3e4" officeooo:paragraph-rsid="0135b740" fo:background-color="#b4c7dc"/>
    </style:style>
    <style:style style:name="P19" style:family="paragraph" style:parent-style-name="Text_20_body">
      <style:text-properties officeooo:rsid="0136ffc1" officeooo:paragraph-rsid="0136ffc1"/>
    </style:style>
    <style:style style:name="T1" style:family="text">
      <style:text-properties officeooo:rsid="0069cbf2"/>
    </style:style>
    <style:style style:name="T2" style:family="text">
      <style:text-properties officeooo:rsid="0105ae82"/>
    </style:style>
    <style:style style:name="T3" style:family="text">
      <style:text-properties officeooo:rsid="01069af1"/>
    </style:style>
    <style:style style:name="T4" style:family="text">
      <style:text-properties officeooo:rsid="010773b7"/>
    </style:style>
    <style:style style:name="T5" style:family="text">
      <style:text-properties officeooo:rsid="010b77a6"/>
    </style:style>
    <style:style style:name="T6" style:family="text">
      <style:text-properties officeooo:rsid="010c04b7"/>
    </style:style>
    <style:style style:name="T7" style:family="text">
      <style:text-properties officeooo:rsid="010ccbef"/>
    </style:style>
    <style:style style:name="T8" style:family="text">
      <style:text-properties officeooo:rsid="01118a6a"/>
    </style:style>
    <style:style style:name="T9" style:family="text">
      <style:text-properties officeooo:rsid="011a4eee"/>
    </style:style>
    <style:style style:name="T10" style:family="text">
      <style:text-properties officeooo:rsid="011dfb8f"/>
    </style:style>
    <style:style style:name="T11" style:family="text">
      <style:text-properties officeooo:rsid="011eec73"/>
    </style:style>
    <style:style style:name="T12" style:family="text">
      <style:text-properties officeooo:rsid="01263c33"/>
    </style:style>
    <style:style style:name="T13" style:family="text">
      <style:text-properties officeooo:rsid="012dbf85"/>
    </style:style>
    <style:style style:name="T14" style:family="text">
      <style:text-properties officeooo:rsid="013005c6"/>
    </style:style>
    <style:style style:name="T15" style:family="text">
      <style:text-properties officeooo:rsid="0133083f"/>
    </style:style>
    <style:style style:name="T16" style:family="text">
      <style:text-properties officeooo:rsid="0134f2d1"/>
    </style:style>
    <style:style style:name="T17" style:family="text">
      <style:text-properties officeooo:rsid="0134f2d1" fo:background-color="#ffaa95" loext:char-shading-value="0"/>
    </style:style>
    <style:style style:name="T18" style:family="text">
      <style:text-properties officeooo:rsid="0134f2d1" fo:background-color="#ffaa95" loext:char-shading-value="0"/>
    </style:style>
    <style:style style:name="T19" style:family="text">
      <style:text-properties officeooo:rsid="0134f2d1" fo:background-color="#ffa6a6" loext:char-shading-value="0"/>
    </style:style>
    <style:style style:name="T20" style:family="text">
      <style:text-properties officeooo:rsid="0133083f" fo:background-color="#ffa6a6" loext:char-shading-value="0"/>
    </style:style>
    <style:style style:name="T21" style:family="text">
      <style:text-properties officeooo:rsid="0133083f" fo:background-color="#ffa6a6" loext:char-shading-value="0"/>
    </style:style>
    <style:style style:name="T22" style:family="text">
      <style:text-properties officeooo:rsid="010b77a6" fo:background-color="#ffa6a6" loext:char-shading-value="0"/>
    </style:style>
    <style:style style:name="T23" style:family="text">
      <style:text-properties officeooo:rsid="010ccbef" fo:background-color="#ffa6a6" loext:char-shading-value="0"/>
    </style:style>
    <style:style style:name="T24" style:family="text">
      <style:text-properties officeooo:rsid="01118a6a" fo:background-color="#ffa6a6" loext:char-shading-value="0"/>
    </style:style>
    <style:style style:name="T25" style:family="text">
      <style:text-properties officeooo:rsid="0135b740" fo:background-color="#ffa6a6" loext:char-shading-value="0"/>
    </style:style>
    <style:style style:name="T26" style:family="text">
      <style:text-properties fo:background-color="#ec9ba4" loext:char-shading-value="0"/>
    </style:style>
    <style:style style:name="T27" style:family="text">
      <style:text-properties fo:background-color="#ec9ba4" loext:char-shading-value="0"/>
    </style:style>
    <style:style style:name="T28" style:family="text">
      <style:text-properties fo:background-color="transparent" loext:char-shading-value="0"/>
    </style:style>
    <style:style style:name="T29" style:family="text">
      <style:text-properties officeooo:rsid="010b77a6" fo:background-color="transparent" loext:char-shading-value="0"/>
    </style:style>
    <style:style style:name="T30" style:family="text">
      <style:text-properties officeooo:rsid="010ccbef" fo:background-color="transparent" loext:char-shading-value="0"/>
    </style:style>
    <style:style style:name="T31" style:family="text">
      <style:text-properties officeooo:rsid="0135b7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Bullet Box</text:p>
      <text:p text:style-name="P1">Game Design Document</text:p>
      <text:h text:style-name="P8" text:outline-level="1">Clarifications</text:h>
      <text:p text:style-name="P3">Bullet box is a temporary name.</text:p>
      <text:p text:style-name="P2">Parts in <text:span text:style-name="T1">pink/</text:span>red need improvement.</text:p>
      <text:h text:style-name="P9" text:outline-level="1">Spawning</text:h>
      <text:h text:style-name="P11" text:outline-level="3">Cost-budget system</text:h>
      <text:p text:style-name="P18">The idea is to use a cost, and a budget. If the budget is lower than the cost <text:span text:style-name="T3">of the object</text:span>, it won’t spawn <text:span text:style-name="T2">the object. </text:span><text:span text:style-name="T6">When the object is spawned, it deduces its cost from the budget (negative costs make the budget grow)</text:span><text:span text:style-name="T4">. </text:span></text:p>
      <text:p text:style-name="P18"><text:span text:style-name="T25">Objects </text:span><text:span text:style-name="T23">with lower cost will deplete the budget before </text:span><text:span text:style-name="T24">it </text:span><text:span text:style-name="T23">allows for the spawning </text:span><text:span text:style-name="T24">of higher cost enemies</text:span><text:span text:style-name="T23">.</text:span></text:p>
      <text:h text:style-name="P12" text:outline-level="3">Chance</text:h>
      <text:p text:style-name="P17">Each spawnable has a lower chance of getting spawned every time it spawn<text:span text:style-name="T9">s, every time it isn’t spawned, it’ll increase that chance. </text:span><text:span text:style-name="T21">By itself it may allow stronger enemies to spawn multiple times in a row or to not spawn for a long time.</text:span></text:p>
      <text:h text:style-name="P13" text:outline-level="3">Separation</text:h>
      <text:p text:style-name="P15">Separating the spawnables into layers <text:span text:style-name="T10">of high cost spawners and lower cost spawners can </text:span><text:span text:style-name="T11">allow for diverse and homogenous spawning</text:span><text:span text:style-name="T10">. </text:span><text:span text:style-name="T19">Seems very complicated to design.</text:span></text:p>
      <text:h text:style-name="P14" text:outline-level="3">Theme budget and probablity tables</text:h>
      <text:p text:style-name="P16">This one is the best possible yet. It would allow for algorithm with themes and thus have the player switch strategies from time to time. <text:span text:style-name="T13">They would keep the budget system that prevents stronger enemies to spawn too much and also have a probability table for each theme. That way enemies that fit in the theme will have more chances of spawning than the ones that don’t. </text:span><text:span text:style-name="T14">It incorporates all of the aforementioned solution at once in an elegant way.</text:span></text:p>
      <text:p text:style-name="P19">Spawners that don’t need themes can just have one theme instead.</text:p>
      <text:h text:style-name="P10" text:outline-level="1"><text:soft-page-break/>Specials</text:h>
      <text:p text:style-name="P4">Property for player (unique)</text:p>
      <text:p text:style-name="P5">When picked up, <text:span text:style-name="T12">check for existing, else</text:span> instantiate</text:p>
      <text:p text:style-name="P6">When used, count decreased</text:p>
      <text:p text:style-name="P6">If count is 0, destroy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" fo:font-family="'Liberation Sans'" style:font-style-name="Regular" style:font-family-generic="swiss" style:font-pitch="variable" fo:font-size="13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7T15:13:01.745000000</meta:creation-date>
    <dc:date>2022-03-08T12:09:26.287000000</dc:date>
    <meta:editing-duration>PT9H10M16S</meta:editing-duration>
    <meta:editing-cycles>261</meta:editing-cycles>
    <meta:generator>LibreOffice/7.1.0.3$Windows_X86_64 LibreOffice_project/f6099ecf3d29644b5008cc8f48f42f4a40986e4c</meta:generator>
    <meta:document-statistic meta:table-count="0" meta:image-count="0" meta:object-count="0" meta:page-count="2" meta:paragraph-count="21" meta:word-count="271" meta:character-count="1563" meta:non-whitespace-character-count="1312"/>
  </office:meta>
</office:document-meta>
</file>